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6E0000035E01530CE9680601F2.png" manifest:media-type="image/png"/>
  <manifest:file-entry manifest:full-path="Pictures/10000000000003CD00000226B0F0850CED8A02E2.png" manifest:media-type="image/png"/>
  <manifest:file-entry manifest:full-path="Pictures/10000000000003D1000002FC9000B2A10F1D18E4.png" manifest:media-type="image/png"/>
  <manifest:file-entry manifest:full-path="Pictures/10000000000003CC000003A16C732C91081E5D80.png" manifest:media-type="image/png"/>
  <manifest:file-entry manifest:full-path="Pictures/100000000000036A0000011085C3C83300DD2E2D.png" manifest:media-type="image/png"/>
  <manifest:file-entry manifest:full-path="Pictures/10000000000003CC000002BE9FDE93537ADFADA4.png" manifest:media-type="image/png"/>
  <manifest:file-entry manifest:full-path="Pictures/10000000000003CE00000360FAD883F92CB91F92.png" manifest:media-type="image/png"/>
  <manifest:file-entry manifest:full-path="Pictures/10000000000003CF0000028F65A10C2FAABD1AC2.png" manifest:media-type="image/png"/>
  <manifest:file-entry manifest:full-path="Pictures/10000000000003FB000002FEED2C49DC3BF29FAB.png" manifest:media-type="image/png"/>
  <manifest:file-entry manifest:full-path="Pictures/10000201000003FC000002FE6456BB22CDDD7F23.png" manifest:media-type="image/png"/>
  <manifest:file-entry manifest:full-path="Pictures/10000000000003FD000002FE6EB1C314A7E39228.png" manifest:media-type="image/png"/>
  <manifest:file-entry manifest:full-path="Pictures/10000000000003FD000002FE7F003B160AE9315F.png" manifest:media-type="image/png"/>
  <manifest:file-entry manifest:full-path="Pictures/10000000000003CE0000026E1D927BDDFDA5AE48.png" manifest:media-type="image/png"/>
  <manifest:file-entry manifest:full-path="Pictures/100000000000036C000003802ED186E58599F928.png" manifest:media-type="image/png"/>
  <manifest:file-entry manifest:full-path="Pictures/10000000000003CE0000037477D657067695BF79.png" manifest:media-type="image/png"/>
  <manifest:file-entry manifest:full-path="Pictures/100000000000036B000002DEE17053E5DB99E76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3.611cm, 0cm, 0cm, 0cm)" draw:image-opacity="100%" style:mirror="none"/>
    </style:style>
    <style:style style:name="pr1" style:family="presentation" style:parent-style-name="Forestbird1-notes">
      <style:graphic-properties draw:fill-color="#ffffff" draw:auto-grow-height="true" fo:min-height="13.364cm"/>
    </style:style>
    <style:style style:name="pr2" style:family="presentation" style:parent-style-name="Forestbi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</office:automatic-styles>
  <office:body>
    <office:presentation>
      <draw:page draw:name="page1" draw:style-name="dp1" draw:master-page-name="Forestbird1" presentation:presentation-page-layout-name="AL1T1">
        <office:forms form:automatic-focus="false" form:apply-design-mode="false"/>
        <draw:frame draw:style-name="gr1" draw:text-style-name="P1" draw:layer="layout" svg:width="20.695cm" svg:height="18.784cm" svg:x="0.905cm" svg:y="0.216cm">
          <draw:image xlink:href="Pictures/10000000000003CE0000037477D657067695BF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1T1">
        <office:forms form:automatic-focus="false" form:apply-design-mode="false"/>
        <draw:frame draw:style-name="gr1" draw:text-style-name="P1" draw:layer="layout" svg:width="22.4cm" svg:height="19.095cm" svg:x="0.2cm" svg:y="0cm">
          <draw:image xlink:href="Pictures/100000000000036B000002DEE17053E5DB99E76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" presentation:presentation-page-layout-name="AL2T0">
        <office:forms form:automatic-focus="false" form:apply-design-mode="false"/>
        <draw:frame draw:style-name="gr3" draw:text-style-name="P1" draw:layer="layout" svg:width="21.5cm" svg:height="18.641cm" svg:x="0.1cm" svg:y="0.559cm">
          <draw:image xlink:href="Pictures/100000000000036C000003802ED186E58599F92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" presentation:presentation-page-layout-name="AL2T0">
        <office:forms form:automatic-focus="false" form:apply-design-mode="false"/>
        <draw:frame draw:style-name="gr1" draw:text-style-name="P1" draw:layer="layout" svg:width="23.759cm" svg:height="15.172cm" svg:x="0.468cm" svg:y="0.228cm">
          <draw:image xlink:href="Pictures/10000000000003CE0000026E1D927BDDFDA5AE4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" presentation:presentation-page-layout-name="AL2T0">
        <office:forms form:automatic-focus="false" form:apply-design-mode="false"/>
        <draw:frame draw:style-name="gr1" draw:text-style-name="P1" draw:layer="layout" svg:width="24.369cm" svg:height="19cm" svg:x="0.231cm" svg:y="0.2cm">
          <draw:image xlink:href="Pictures/10000000000003CE00000360FAD883F92CB91F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" presentation:presentation-page-layout-name="AL2T0">
        <office:forms form:automatic-focus="false" form:apply-design-mode="false"/>
        <draw:frame draw:style-name="gr1" draw:text-style-name="P1" draw:layer="layout" svg:width="27.569cm" svg:height="19cm" svg:x="0.231cm" svg:y="0.2cm">
          <draw:image xlink:href="Pictures/10000000000003CC000002BE9FDE93537ADFADA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" presentation:presentation-page-layout-name="AL2T0">
        <office:forms form:automatic-focus="false" form:apply-design-mode="false"/>
        <draw:frame draw:style-name="gr1" draw:text-style-name="P1" draw:layer="layout" svg:width="20cm" svg:height="19.115cm" svg:x="0cm" svg:y="0cm">
          <draw:image xlink:href="Pictures/10000000000003CC000003A16C732C91081E5D8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" presentation:presentation-page-layout-name="AL2T0">
        <office:forms form:automatic-focus="false" form:apply-design-mode="false"/>
        <draw:frame draw:style-name="gr1" draw:text-style-name="P1" draw:layer="layout" svg:width="24.596cm" svg:height="18.921cm" svg:x="0.004cm" svg:y="0.192cm">
          <draw:image xlink:href="Pictures/10000000000003D1000002FC9000B2A10F1D18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" presentation:presentation-page-layout-name="AL2T0">
        <office:forms form:automatic-focus="false" form:apply-design-mode="false"/>
        <draw:frame draw:style-name="gr1" draw:text-style-name="P1" draw:layer="layout" svg:width="25.743cm" svg:height="14.551cm" svg:x="0cm" svg:y="0.049cm">
          <draw:image xlink:href="Pictures/10000000000003CD00000226B0F0850CED8A02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" presentation:presentation-page-layout-name="AL2T0">
        <office:forms form:automatic-focus="false" form:apply-design-mode="false"/>
        <draw:frame draw:style-name="gr1" draw:text-style-name="P1" draw:layer="layout" svg:width="25.796cm" svg:height="17.329cm" svg:x="1.098cm" svg:y="1.82cm">
          <draw:image xlink:href="Pictures/10000000000003CF0000028F65A10C2FAABD1A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" presentation:presentation-page-layout-name="AL2T0">
        <office:forms form:automatic-focus="false" form:apply-design-mode="false"/>
        <draw:frame draw:style-name="gr1" draw:text-style-name="P1" draw:layer="layout" svg:width="19.539cm" svg:height="19.184cm" svg:x="0.061cm" svg:y="0.016cm">
          <draw:image xlink:href="Pictures/100000000000036E0000035E01530CE9680601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restbird" presentation:presentation-page-layout-name="AL2T0">
        <office:forms form:automatic-focus="false" form:apply-design-mode="false"/>
        <draw:frame draw:style-name="gr1" draw:text-style-name="P1" draw:layer="layout" svg:width="26.993cm" svg:height="8.4cm" svg:x="0.4cm" svg:y="1.2cm">
          <draw:image xlink:href="Pictures/100000000000036A0000011085C3C83300DD2E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restbird" presentation:presentation-page-layout-name="AL2T0">
        <office:forms form:automatic-focus="false" form:apply-design-mode="false"/>
        <draw:frame draw:style-name="gr1" draw:text-style-name="P1" draw:layer="layout" svg:width="20.53cm" svg:height="20.999cm" svg:x="0.07cm" svg:y="0.001cm">
          <draw:image xlink:href="Pictures/100000000000036C000003802ED186E58599F92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201000003FC000002FE6456BB22CDDD7F23.png" xlink:type="simple" xlink:show="embed" xlink:actuate="onLoad"/>
    <draw:fill-image draw:name="Bitmap_20_6" draw:display-name="Bitmap 6" xlink:href="Pictures/10000000000003FB000002FEED2C49DC3BF29FAB.png" xlink:type="simple" xlink:show="embed" xlink:actuate="onLoad"/>
    <draw:fill-image draw:name="Bitmap_20_7" draw:display-name="Bitmap 7" xlink:href="Pictures/10000000000003FD000002FE6EB1C314A7E39228.png" xlink:type="simple" xlink:show="embed" xlink:actuate="onLoad"/>
    <draw:fill-image draw:name="background" xlink:href="Pictures/10000000000003FD000002FE7F003B160AE9315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Forestbird" style:page-layout-name="PM1" draw:style-name="Mdp1">
      <office:forms form:automatic-focus="false" form:apply-design-mode="false"/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restbird1" style:page-layout-name="PM1" draw:style-name="Mdp2"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restbird2" style:page-layout-name="PM1" draw:style-name="Mdp3"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restbird3" style:page-layout-name="PM1" draw:style-name="Mdp4"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4T16:57:35.783655100</meta:creation-date>
    <meta:editing-duration>PT15M40S</meta:editing-duration>
    <meta:editing-cycles>5</meta:editing-cycles>
    <meta:generator>LibreOffice/6.0.7.3$Linux_X86_64 LibreOffice_project/00m0$Build-3</meta:generator>
    <dc:title>Forestbird</dc:title>
    <dc:date>2020-04-18T12:34:41.987363485</dc:date>
    <meta:document-statistic meta:object-count="93"/>
  </office:meta>
</office:document-meta>
</file>